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7" table:visibility="collapse"/>
        <table:table-column table:style-name="co3" table:default-cell-style-name="ce21" table:visibility="collapse"/>
        <table:table-column table:style-name="co2" table:default-cell-style-name="ce19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700" table:style-name="ce1">
            <text:p>7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50" table:style-name="ce1">
            <text:p>15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900" table:style-name="ce1">
            <text:p>9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0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150" table:style-name="ce1">
            <text:p>15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number-columns-repeated="2" table:style-name="ce1"/>
          <table:table-cell office:value-type="string" table:style-name="ce1">
            <text:p>шт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20" table:style-name="ce1">
            <text:p>2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50" table:style-name="ce1">
            <text:p>5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3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200" table:style-name="ce1">
            <text:p>2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300" table:style-name="ce1">
            <text:p>30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5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4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200" table:style-name="ce1">
            <text:p>2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900" table:style-name="ce1">
            <text:p>9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160" table:style-name="ce1">
            <text:p>16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6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2" table:visibility="filter">
          <table:table-cell table:style-name="ce18"/>
          <table:table-cell table:style-name="ce1"/>
          <table:table-cell table:style-name="ce17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4613" table:formula="of:=SUM([.E2:.E54])" table:style-name="ce19">
            <text:p>4613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7"/>
          <table:table-cell table:style-name="ce9"/>
          <table:table-cell table:style-name="ce19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7"/>
          <table:table-cell table:style-name="ce20"/>
          <table:table-cell table:style-name="ce19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7"/>
          <table:table-cell table:style-name="ce9"/>
          <table:table-cell table:style-name="ce19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6-03T08:13:17Z</dc:date>
    <meta:print-date>2025-05-07T16:41:07Z</meta:print-date>
    <meta:editing-cycles>166</meta:editing-cycles>
    <meta:editing-duration>PT260436S</meta:editing-duration>
  </office:meta>
</office:document-meta>
</file>